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TimesNewRomanPS-BoldMT" svg:font-family="TimesNewRomanPS-BoldMT"/>
    <style:font-face style:name="Times-Roman" svg:font-family="Times-Roman" style:font-family-generic="roman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itstreamVeraSans-Bold" svg:font-family="BitstreamVeraSans-Bold" style:font-adornments="Roman" style:font-family-generic="swiss" style:font-pitch="variable"/>
    <style:font-face style:name="BitstreamVeraSans-Roman" svg:font-family="BitstreamVeraSans-Roman" style:font-adornments="Oblique" style:font-family-generic="swiss" style:font-pitch="variable"/>
    <style:font-face style:name="BitstreamVeraSans-Roman1" svg:font-family="BitstreamVeraSans-Roman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3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2064a21" officeooo:paragraph-rsid="01b6dc57" style:font-size-asian="16pt" style:font-style-asian="normal" style:font-size-complex="16pt" style:font-style-complex="normal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3" fo:font-size="9pt" officeooo:rsid="02112a83" officeooo:paragraph-rsid="02112a83" fo:background-color="transparent"/>
    </style:style>
    <style:style style:name="P1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3" fo:font-size="9pt" officeooo:rsid="02112a83" officeooo:paragraph-rsid="02112a83" fo:background-color="transparent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ILET_5f_POINTILLES">
      <style:paragraph-properties fo:line-height="150%" style:writing-mode="lr-tb"/>
      <style:text-properties officeooo:paragraph-rsid="020ad710"/>
    </style:style>
    <style:style style:name="P20" style:family="paragraph" style:parent-style-name="FILET_5f_POINTILLES">
      <style:paragraph-properties fo:line-height="150%" style:writing-mode="lr-tb"/>
      <style:text-properties style:text-underline-style="solid" style:text-underline-width="auto" style:text-underline-color="font-color" fo:font-weight="bold" officeooo:rsid="000774ab" officeooo:paragraph-rsid="020ad710" fo:background-color="#ffff00" style:font-weight-asian="bold" style:font-weight-complex="bold"/>
    </style:style>
    <style:style style:name="P21" style:family="paragraph" style:parent-style-name="FILET_5f_POINTILLES">
      <style:paragraph-properties fo:line-height="150%" style:writing-mode="lr-tb"/>
      <style:text-properties style:text-underline-style="solid" style:text-underline-width="auto" style:text-underline-color="font-color" officeooo:rsid="000774ab" officeooo:paragraph-rsid="020ad710"/>
    </style:style>
    <style:style style:name="P22" style:family="paragraph" style:parent-style-name="FILET_5f_POINTILLES">
      <style:paragraph-properties fo:line-height="150%" style:writing-mode="lr-tb"/>
      <style:text-properties style:text-underline-style="solid" style:text-underline-width="auto" style:text-underline-color="font-color" officeooo:rsid="000774ab" officeooo:paragraph-rsid="022c4065"/>
    </style:style>
    <style:style style:name="P23" style:family="paragraph" style:parent-style-name="FILET_5f_POINTILLES">
      <style:paragraph-properties style:writing-mode="lr-tb"/>
      <style:text-properties style:text-underline-style="solid" style:text-underline-width="auto" style:text-underline-color="font-color" officeooo:rsid="000774ab" officeooo:paragraph-rsid="020ad710"/>
    </style:style>
    <style:style style:name="P24" style:family="paragraph" style:parent-style-name="FILET_5f_POINTILLES">
      <style:paragraph-properties fo:line-height="150%" style:writing-mode="lr-tb"/>
      <style:text-properties style:text-underline-style="none" officeooo:rsid="000774ab" officeooo:paragraph-rsid="020ad710"/>
    </style:style>
    <style:style style:name="P25" style:family="paragraph" style:parent-style-name="FILET_5f_POINTILLES">
      <style:paragraph-properties fo:text-align="start" style:justify-single-word="false" style:writing-mode="lr-tb"/>
      <style:text-properties style:text-underline-style="none" officeooo:rsid="000774ab" officeooo:paragraph-rsid="020ad710"/>
    </style:style>
    <style:style style:name="P26" style:family="paragraph" style:parent-style-name="FILET_5f_POINTILLES">
      <style:paragraph-properties style:writing-mode="lr-tb"/>
      <style:text-properties style:text-underline-style="none" officeooo:rsid="000774ab" officeooo:paragraph-rsid="020ad710"/>
    </style:style>
    <style:style style:name="P27" style:family="paragraph" style:parent-style-name="FILET_5f_POINTILLES">
      <style:paragraph-properties style:writing-mode="lr-tb"/>
      <style:text-properties fo:color="#000000" loext:opacity="100%" fo:font-style="normal" style:text-underline-style="none" officeooo:rsid="000774ab" officeooo:paragraph-rsid="020ad710" style:font-name-asian="Times-Roman" style:font-style-asian="normal" style:font-name-complex="Times-Roman" style:font-style-complex="normal"/>
    </style:style>
    <style:style style:name="P28" style:family="paragraph" style:parent-style-name="FILET_5f_POINTILLES">
      <style:paragraph-properties fo:text-align="start" style:justify-single-word="false" style:writing-mode="lr-tb"/>
      <style:text-properties fo:color="#000000" loext:opacity="100%" fo:font-style="normal" style:text-underline-style="solid" style:text-underline-width="auto" style:text-underline-color="font-color" officeooo:rsid="000774ab" officeooo:paragraph-rsid="020ad710" style:font-style-asian="normal" style:font-style-complex="normal"/>
    </style:style>
    <style:style style:name="P29" style:family="paragraph" style:parent-style-name="FILET_5f_POINTILLES">
      <style:paragraph-properties fo:line-height="150%" fo:text-align="start" style:justify-single-word="false" style:writing-mode="lr-tb"/>
      <style:text-properties fo:color="#000000" loext:opacity="100%" fo:font-style="normal" style:text-underline-style="solid" style:text-underline-width="auto" style:text-underline-color="font-color" fo:font-weight="bold" officeooo:rsid="000774ab" officeooo:paragraph-rsid="020ad710" style:font-style-asian="normal" style:font-weight-asian="bold" style:font-style-complex="normal" style:font-weight-complex="bold"/>
    </style:style>
    <style:style style:name="P30" style:family="paragraph" style:parent-style-name="FILET_5f_POINTILLES">
      <style:paragraph-properties style:writing-mode="lr-tb"/>
      <style:text-properties fo:color="#000000" loext:opacity="100%" style:text-line-through-style="none" style:text-line-through-type="none" fo:font-style="normal" style:text-underline-style="none" officeooo:rsid="000774ab" officeooo:paragraph-rsid="020ad710" style:font-name-asian="Times-Roman" style:font-style-asian="normal" style:font-name-complex="Times-Roman" style:font-style-complex="normal"/>
    </style:style>
    <style:style style:name="P31" style:family="paragraph" style:parent-style-name="FILET_5f_POINTILLES">
      <style:paragraph-properties fo:line-height="150%" fo:text-align="start" style:justify-single-word="false" style:writing-mode="lr-tb"/>
      <style:text-properties style:text-position="0% 100%" style:text-underline-style="none" officeooo:rsid="004d51ca" officeooo:paragraph-rsid="020ad710"/>
    </style:style>
    <style:style style:name="P32" style:family="paragraph" style:parent-style-name="FILET_5f_POINTILLES">
      <style:paragraph-properties fo:text-align="start" style:justify-single-word="false" style:writing-mode="lr-tb"/>
      <style:text-properties officeooo:paragraph-rsid="020ad710"/>
    </style:style>
    <style:style style:name="P33" style:family="paragraph" style:parent-style-name="FILET_5f_POINTILLES">
      <style:paragraph-properties style:writing-mode="lr-tb"/>
      <style:text-properties officeooo:paragraph-rsid="020ad710"/>
    </style:style>
    <style:style style:name="P34" style:family="paragraph" style:parent-style-name="FILET_5f_POINTILLES">
      <style:paragraph-properties fo:margin-top="0.199cm" fo:margin-bottom="0.199cm" style:contextual-spacing="false" fo:line-height="150%" style:writing-mode="lr-tb">
        <style:tab-stops/>
      </style:paragraph-properties>
      <style:text-properties officeooo:paragraph-rsid="020ad710"/>
    </style:style>
    <style:style style:name="P35" style:family="paragraph" style:parent-style-name="Standard" style:list-style-name="_5f_Numérotation_20_des_20_exercices_20_livrets">
      <style:text-properties fo:color="#000000" loext:opacity="100%" style:font-name="Liberation Serif" fo:font-size="12pt" fo:font-style="normal" style:text-underline-style="none" officeooo:paragraph-rsid="020ad710" fo:background-color="transparent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</style:style>
    <style:style style:name="P37" style:family="paragraph" style:parent-style-name="Standard">
      <style:paragraph-properties fo:text-align="start" style:justify-single-word="false"/>
      <style:text-properties officeooo:paragraph-rsid="022b61c1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line-height="150%" fo:text-align="start" style:justify-single-word="false"/>
    </style:style>
    <style:style style:name="P40" style:family="paragraph" style:parent-style-name="Standard">
      <style:paragraph-properties fo:text-align="start" style:justify-single-word="false"/>
      <style:text-properties style:text-underline-style="none" officeooo:rsid="000774ab" officeooo:paragraph-rsid="020ad710"/>
    </style:style>
    <style:style style:name="P41" style:family="paragraph" style:parent-style-name="Standard" style:list-style-name="_5f_Numérotation_20_des_20_exercices_20_livrets" style:master-page-name="SERIE_5f_G_5f_GAUCHE_5f_ET_5f_DROITE_5f_2COL">
      <style:paragraph-properties style:page-number="4"/>
      <style:text-properties style:text-underline-style="solid" style:text-underline-width="auto" style:text-underline-color="font-color" officeooo:paragraph-rsid="020ad710"/>
    </style:style>
    <style:style style:name="P42" style:family="paragraph" style:parent-style-name="Standard">
      <style:paragraph-properties fo:text-align="start" style:justify-single-word="false" style:writing-mode="lr-tb"/>
      <style:text-properties officeooo:paragraph-rsid="020ad710"/>
    </style:style>
    <style:style style:name="P43" style:family="paragraph" style:parent-style-name="Standard" style:list-style-name="_5f_Numérotation_20_des_20_exercices_20_livrets">
      <style:paragraph-properties fo:text-align="start" style:justify-single-word="false" style:writing-mode="lr-tb"/>
      <style:text-properties officeooo:paragraph-rsid="020ad710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officeooo:paragraph-rsid="020ad710"/>
    </style:style>
    <style:style style:name="P45" style:family="paragraph" style:parent-style-name="_5f_Paragraphe_20_livret_20_">
      <style:paragraph-properties fo:margin-top="0cm" fo:margin-bottom="0cm" style:contextual-spacing="false"/>
    </style:style>
    <style:style style:name="P46" style:family="paragraph" style:parent-style-name="_5f_Paragraphe_20_livret_20_">
      <style:paragraph-properties fo:margin-top="0cm" fo:margin-bottom="0cm" style:contextual-spacing="false" fo:line-height="100%"/>
    </style:style>
    <style:style style:name="P47" style:family="paragraph" style:parent-style-name="_5f_Paragraphe_20_énoncé_20_après_20_numéro" style:list-style-name="_5f_Numérotation_20_des_20_exercices_20_livrets"/>
    <style:style style:name="P48" style:family="paragraph" style:parent-style-name="_5f_Paragraphe_20_énoncé_20_après_20_numéro" style:list-style-name="_5f_Numérotation_20_des_20_exercices_20_livrets">
      <style:text-properties officeooo:paragraph-rsid="022985a4"/>
    </style:style>
    <style:style style:name="P49" style:family="paragraph" style:parent-style-name="_5f_Paragraphe_20_énoncé_20_après_20_numéro">
      <style:paragraph-properties fo:text-align="justify" style:justify-single-word="false"/>
    </style:style>
    <style:style style:name="P50" style:family="paragraph" style:parent-style-name="_5f_Paragraphe_20_énoncé_20_après_20_numéro">
      <style:paragraph-properties fo:margin-top="0cm" fo:margin-bottom="0cm" style:contextual-spacing="false"/>
    </style:style>
    <style:style style:name="P51" style:family="paragraph" style:parent-style-name="_5f_Titre_20_d_27_exercices_20_livret" style:list-style-name="_5f_Numérotation_20_des_20_exercices_20_livrets"/>
    <style:style style:name="P52" style:family="paragraph" style:parent-style-name="_5f_Titre_20_d_27_exercices_20_livret">
      <style:text-properties officeooo:rsid="02108a02" officeooo:paragraph-rsid="02108a02"/>
    </style:style>
    <style:style style:name="P53" style:family="paragraph" style:parent-style-name="_5f_Titre_20_d_27_exercices_20_livret">
      <style:paragraph-properties fo:margin-top="0.399cm" fo:margin-bottom="0.099cm" style:contextual-spacing="false"/>
    </style:style>
    <style:style style:name="P54" style:family="paragraph" style:parent-style-name="_5f_Titre_20_d_27_exercices_20_livret_20_sans_20_titre">
      <style:paragraph-properties fo:text-align="justify" style:justify-single-word="false"/>
    </style:style>
    <style:style style:name="P55" style:family="paragraph" style:parent-style-name="_5f_Titre_20_d_27_exercices_20_livret_20_sans_20_titre">
      <style:paragraph-properties fo:margin-top="0.399cm" fo:margin-bottom="0.099cm" style:contextual-spacing="false"/>
    </style:style>
    <style:style style:name="P56" style:family="paragraph" style:parent-style-name="_5f_Titre_20_d_27_exercices_20_livret_20_sans_20_titre">
      <style:paragraph-properties fo:margin-top="0.399cm" fo:margin-bottom="0.099cm" style:contextual-spacing="false"/>
      <style:text-properties officeooo:paragraph-rsid="022b61c1"/>
    </style:style>
    <style:style style:name="P57" style:family="paragraph" style:parent-style-name="_5f_Titre_20_d_27_exercices_20_livret_20_sans_20_titre">
      <style:paragraph-properties fo:margin-top="0cm" fo:margin-bottom="0cm" style:contextual-spacing="false"/>
    </style:style>
    <style:style style:name="P58" style:family="paragraph" style:parent-style-name="_5f_Titre_20_d_27_exercices_20_livret_20_sans_20_titre">
      <style:paragraph-properties fo:margin-top="0cm" fo:margin-bottom="0cm" style:contextual-spacing="false" fo:line-height="100%"/>
    </style:style>
    <style:style style:name="P5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text-align="center"/>
    </style:style>
    <style:style style:name="P6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66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officeooo:rsid="01f8729d"/>
    </style:style>
    <style:style style:name="T9" style:family="text">
      <style:text-properties fo:text-transform="uppercase" fo:color="#808080" loext:opacity="100%" style:font-name="Bitstream Vera Sans3" fo:font-size="9pt" officeooo:rsid="01f8729d" fo:background-color="transparent" loext:char-shading-value="0"/>
    </style:style>
    <style:style style:name="T10" style:family="text">
      <style:text-properties fo:text-transform="uppercase" fo:color="#808080" loext:opacity="100%" style:font-name="Bitstream Vera Sans3" fo:font-size="9pt" officeooo:rsid="015f088a" fo:background-color="transparent" loext:char-shading-value="0"/>
    </style:style>
    <style:style style:name="T11" style:family="text">
      <style:text-properties fo:text-transform="uppercase" fo:color="#808080" loext:opacity="100%" style:font-name="Bitstream Vera Sans3" fo:font-size="9pt" officeooo:rsid="00d8520c" fo:background-color="transparent" loext:char-shading-value="0"/>
    </style:style>
    <style:style style:name="T12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3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T14" style:family="text">
      <style:text-properties officeooo:rsid="002925a2"/>
    </style:style>
    <style:style style:name="T15" style:family="text">
      <style:text-properties officeooo:rsid="002b33ed"/>
    </style:style>
    <style:style style:name="T16" style:family="text">
      <style:text-properties style:text-position="0% 100%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7" style:family="text">
      <style:text-properties style:text-position="0% 100%" style:text-underline-style="none" officeooo:rsid="004d51ca"/>
    </style:style>
    <style:style style:name="T18" style:family="text">
      <style:text-properties style:text-position="0% 100%" style:text-underline-style="none" officeooo:rsid="0063a610"/>
    </style:style>
    <style:style style:name="T19" style:family="text">
      <style:text-properties style:text-position="0% 100%" fo:letter-spacing="-0.007cm" style:text-underline-style="none" fo:font-weight="normal" officeooo:rsid="00332de3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0" style:family="text">
      <style:text-properties style:text-position="0% 100%" fo:letter-spacing="-0.007cm" fo:font-weight="normal" officeooo:rsid="00332de3" style:font-name-asian="OpenSymbol1" style:font-size-asian="12pt" style:font-weight-asian="normal" style:font-name-complex="OpenSymbol1" style:font-size-complex="12pt" style:font-weight-complex="normal"/>
    </style:style>
    <style:style style:name="T21" style:family="text">
      <style:text-properties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tyle="normal" style:text-underline-style="none" fo:font-weight="normal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T23" style:family="text">
      <style:text-properties fo:font-style="normal" style:text-underline-style="none" fo:font-weight="normal" officeooo:rsid="004e4a5b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24" style:family="text">
      <style:text-properties fo:font-style="normal" style:text-underline-style="none" fo:font-weight="normal" officeooo:rsid="00659987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25" style:family="text">
      <style:text-properties fo:font-style="normal" style:text-underline-style="none" officeooo:rsid="0011f9d6" style:font-name-asian="TimesNewRomanPS-BoldMT" style:font-style-asian="normal" style:font-name-complex="TimesNewRomanPS-BoldMT" style:font-style-complex="normal"/>
    </style:style>
    <style:style style:name="T26" style:family="text">
      <style:text-properties fo:font-style="normal" style:text-underline-style="none" officeooo:rsid="000774ab" style:font-name-asian="TimesNewRomanPS-BoldMT" style:font-style-asian="normal" style:font-name-complex="TimesNewRomanPS-BoldMT" style:font-style-complex="normal"/>
    </style:style>
    <style:style style:name="T27" style:family="text">
      <style:text-properties fo:font-style="normal" style:text-underline-style="none" officeooo:rsid="0025a138" style:font-name-asian="TimesNewRomanPS-BoldMT" style:font-style-asian="normal" style:font-name-complex="TimesNewRomanPS-BoldMT" style:font-style-complex="normal"/>
    </style:style>
    <style:style style:name="T28" style:family="text">
      <style:text-properties fo:font-style="normal" style:text-underline-style="none" officeooo:rsid="000774ab" style:font-name-asian="Times-Roman" style:font-style-asian="normal" style:font-name-complex="Times-Roman" style:font-style-complex="normal"/>
    </style:style>
    <style:style style:name="T29" style:family="text">
      <style:text-properties fo:font-style="normal" style:text-underline-style="none" officeooo:rsid="00272924" style:font-name-asian="Times-Roman" style:font-style-asian="normal" style:font-name-complex="Times-Roman" style:font-style-complex="normal"/>
    </style:style>
    <style:style style:name="T30" style:family="text">
      <style:text-properties fo:font-style="normal" style:text-underline-style="none" officeooo:rsid="022b61c1" style:font-name-asian="Times-Roman" style:font-style-asian="normal" style:font-name-complex="Times-Roman" style:font-style-complex="normal"/>
    </style:style>
    <style:style style:name="T31" style:family="text">
      <style:text-properties fo:font-style="normal" style:text-underline-style="none" officeooo:rsid="000774ab" style:font-style-asian="normal" style:font-style-complex="normal"/>
    </style:style>
    <style:style style:name="T32" style:family="text">
      <style:text-properties fo:font-style="normal" style:text-underline-style="none" officeooo:rsid="00272924" style:font-style-asian="normal" style:font-style-complex="normal"/>
    </style:style>
    <style:style style:name="T33" style:family="text">
      <style:text-properties fo:font-style="normal" style:text-underline-style="none" officeooo:rsid="022b61c1" style:font-style-asian="normal" style:font-style-complex="normal"/>
    </style:style>
    <style:style style:name="T34" style:family="text">
      <style:text-properties fo:font-style="normal" fo:text-shadow="none" style:text-underline-style="none" fo:font-weight="normal" officeooo:rsid="0091ba93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35" style:family="text">
      <style:text-properties fo:font-style="normal" fo:text-shadow="none" style:text-underline-style="none" fo:font-weight="normal" officeooo:rsid="00c10a4a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36" style:family="text">
      <style:text-properties fo:font-style="normal" fo:text-shadow="none" style:text-underline-style="none" fo:font-weight="normal" officeooo:rsid="00502c17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37" style:family="text">
      <style:text-properties fo:font-style="normal" fo:text-shadow="none" style:text-underline-style="none" fo:font-weight="normal" officeooo:rsid="00500386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38" style:family="text">
      <style:text-properties fo:font-style="normal" fo:text-shadow="none" style:text-underline-style="none" fo:font-weight="normal" officeooo:rsid="0051dfa4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39" style:family="text">
      <style:text-properties fo:font-style="normal" fo:text-shadow="none" fo:font-weight="normal" officeooo:rsid="00502c17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6080d5" fo:background-color="transparent" loext:char-shading-value="0" style:font-size-asian="12pt" style:font-size-complex="12pt"/>
    </style:style>
    <style:style style:name="T42" style:family="text">
      <style:text-properties style:text-underline-style="none" officeooo:rsid="000774ab" fo:background-color="transparent" loext:char-shading-value="0" style:font-size-asian="12pt" style:font-size-complex="12pt"/>
    </style:style>
    <style:style style:name="T43" style:family="text">
      <style:text-properties style:text-underline-style="none" fo:font-weight="normal" officeooo:rsid="0046ab6c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44" style:family="text">
      <style:text-properties style:text-underline-style="none" fo:font-weight="normal" officeooo:rsid="00500386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45" style:family="text">
      <style:text-properties style:text-underline-style="none" fo:font-weight="normal" officeooo:rsid="00502c17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46" style:family="text">
      <style:text-properties style:text-underline-style="none" fo:font-weight="normal" officeooo:rsid="0061d7f8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47" style:family="text">
      <style:text-properties style:text-underline-style="none" fo:font-weight="normal" officeooo:rsid="0035ede6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48" style:family="text">
      <style:text-properties style:text-underline-style="none" fo:font-weight="normal" officeooo:rsid="0051dfa4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49" style:family="text">
      <style:text-properties style:text-underline-style="none" fo:font-weight="normal" officeooo:rsid="009008d3" fo:background-color="transparent" loext:char-shading-value="0" style:font-name-asian="Times-Roman" style:font-size-asian="12pt" style:font-style-asian="normal" style:font-weight-asian="normal" style:font-name-complex="Times-Roman" style:font-size-complex="12pt" style:font-style-complex="normal" style:font-weight-complex="normal"/>
    </style:style>
    <style:style style:name="T50" style:family="text">
      <style:text-properties style:text-underline-style="none" officeooo:rsid="0017e52c"/>
    </style:style>
    <style:style style:name="T51" style:family="text">
      <style:text-properties style:text-underline-style="none" officeooo:rsid="000774ab"/>
    </style:style>
    <style:style style:name="T52" style:family="text">
      <style:text-properties style:text-underline-style="none" officeooo:rsid="0016646e"/>
    </style:style>
    <style:style style:name="T53" style:family="text">
      <style:text-properties style:text-underline-style="none" officeooo:rsid="00c77c4b"/>
    </style:style>
    <style:style style:name="T54" style:family="text">
      <style:text-properties style:text-underline-style="none" officeooo:rsid="0017a2d9"/>
    </style:style>
    <style:style style:name="T55" style:family="text">
      <style:text-properties style:text-underline-style="none" officeooo:rsid="0091c8cc"/>
    </style:style>
    <style:style style:name="T56" style:family="text">
      <style:text-properties style:text-underline-style="none" officeooo:rsid="001b4d81"/>
    </style:style>
    <style:style style:name="T57" style:family="text">
      <style:text-properties style:text-underline-style="none" officeooo:rsid="006159fe"/>
    </style:style>
    <style:style style:name="T58" style:family="text">
      <style:text-properties style:text-underline-style="none" officeooo:rsid="00c67c65"/>
    </style:style>
    <style:style style:name="T59" style:family="text">
      <style:text-properties style:text-underline-style="none" officeooo:rsid="004d51ca"/>
    </style:style>
    <style:style style:name="T60" style:family="text">
      <style:text-properties fo:letter-spacing="-0.007cm" fo:font-style="normal" style:text-underline-style="none" style:font-size-asian="12pt" style:font-style-asian="normal" style:font-size-complex="12pt" style:font-style-complex="normal"/>
    </style:style>
    <style:style style:name="T61" style:family="text">
      <style:text-properties fo:letter-spacing="-0.007cm" fo:font-style="normal" style:text-underline-style="none" officeooo:rsid="00332de3" style:font-size-asian="12pt" style:font-style-asian="normal" style:font-size-complex="12pt" style:font-style-complex="normal"/>
    </style:style>
    <style:style style:name="T62" style:family="text">
      <style:text-properties style:text-line-through-style="none" style:text-line-through-type="none" style:text-position="0% 100%" fo:letter-spacing="-0.007cm" style:text-underline-style="none" fo:font-weight="normal" officeooo:rsid="00332de3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63" style:family="text">
      <style:text-properties style:text-line-through-style="none" style:text-line-through-type="none" style:text-position="0% 100%" fo:letter-spacing="-0.007cm" style:text-underline-style="none" fo:font-weight="normal" officeooo:rsid="00332de3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64" style:family="text">
      <style:text-properties style:text-line-through-style="none" style:text-line-through-type="none" style:text-position="0% 100%" fo:letter-spacing="-0.007cm" style:text-underline-style="none" fo:font-weight="normal" officeooo:rsid="00332de3" style:font-name-asian="OpenSymbol1" style:font-size-asian="12pt" style:font-weight-asian="normal" style:font-name-complex="OpenSymbol1" style:font-size-complex="12pt" style:font-weight-complex="normal"/>
    </style:style>
    <style:style style:name="T65" style:family="text">
      <style:text-properties style:text-line-through-style="none" style:text-line-through-type="none" style:text-position="0% 100%" fo:letter-spacing="-0.007cm" style:text-underline-style="none" fo:font-weight="normal" officeooo:rsid="00332de3" style:font-name-asian="OpenSymbol1" style:font-size-asian="10pt" style:font-style-asian="normal" style:font-weight-asian="normal" style:font-name-complex="OpenSymbol1" style:font-size-complex="12pt" style:font-style-complex="normal" style:font-weight-complex="normal"/>
    </style:style>
    <style:style style:name="T66" style:family="text">
      <style:text-properties style:text-line-through-style="none" style:text-line-through-type="none" style:text-position="0% 100%" fo:letter-spacing="-0.007cm" style:text-underline-style="none" fo:font-weight="normal" officeooo:rsid="00332de3" style:font-name-asian="Times-Roman" style:font-size-asian="10pt" style:font-style-asian="normal" style:font-weight-asian="normal" style:font-name-complex="Times-Roman" style:font-size-complex="12pt" style:font-style-complex="normal" style:font-weight-complex="normal"/>
    </style:style>
    <style:style style:name="T67" style:family="text">
      <style:text-properties style:text-line-through-style="none" style:text-line-through-type="none" style:text-position="0% 100%" fo:letter-spacing="-0.007cm" fo:font-weight="normal" officeooo:rsid="00332de3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68" style:family="text">
      <style:text-properties style:text-line-through-style="none" style:text-line-through-type="none" style:text-position="0% 100%" fo:letter-spacing="-0.007cm" fo:font-weight="normal" officeooo:rsid="00332de3" style:font-name-asian="OpenSymbol1" style:font-size-asian="12pt" style:font-weight-asian="normal" style:font-name-complex="OpenSymbol1" style:font-size-complex="12pt" style:font-weight-complex="normal"/>
    </style:style>
    <style:style style:name="T69" style:family="text">
      <style:text-properties style:text-line-through-style="none" style:text-line-through-type="none" style:text-position="0% 100%" fo:letter-spacing="-0.007cm" fo:text-shadow="none" fo:font-weight="normal" officeooo:rsid="00332de3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70" style:family="text">
      <style:text-properties style:text-line-through-style="none" style:text-line-through-type="none" style:text-position="0% 100%" fo:font-style="normal" style:text-underline-style="none" fo:background-color="transparent" loext:char-shading-value="0" style:font-name-asian="Tahoma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71" style:family="text">
      <style:text-properties style:text-line-through-style="none" style:text-line-through-type="none" fo:letter-spacing="-0.007cm" fo:font-weight="normal" officeooo:rsid="00332de3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72" style:family="text">
      <style:text-properties fo:font-weight="bold" officeooo:rsid="00458417" style:font-weight-asian="bold" style:font-weight-complex="bold"/>
    </style:style>
    <style:style style:name="T73" style:family="text">
      <style:text-properties officeooo:rsid="001bdbde"/>
    </style:style>
    <style:style style:name="T74" style:family="text">
      <style:text-properties officeooo:rsid="001dca37"/>
    </style:style>
    <style:style style:name="T75" style:family="text">
      <style:text-properties officeooo:rsid="0017a2d9"/>
    </style:style>
    <style:style style:name="T76" style:family="text">
      <style:text-properties officeooo:rsid="00476b2b"/>
    </style:style>
    <style:style style:name="T77" style:family="text">
      <style:text-properties style:text-position="super 58%" style:text-underline-style="none" officeooo:rsid="004d51ca"/>
    </style:style>
    <style:style style:name="T78" style:family="text">
      <style:text-properties fo:color="#000000" loext:opacity="100%" style:font-name="Bitstream Vera Sans3" fo:font-size="10pt" fo:font-style="normal" fo:font-weight="normal" officeooo:rsid="0219f850"/>
    </style:style>
    <style:style style:name="T79" style:family="text">
      <style:text-properties fo:color="#000000" loext:opacity="100%" style:font-name="Bitstream Vera Sans3" fo:font-size="10pt" fo:font-style="normal" fo:font-weight="normal" style:font-size-asian="10pt"/>
    </style:style>
    <style:style style:name="T80" style:family="text">
      <style:text-properties fo:color="#000000" loext:opacity="100%" style:font-name="Bitstream Vera Sans3" fo:font-size="10pt" fo:font-style="normal" fo:font-weight="normal" officeooo:rsid="022b61c1" style:font-size-asian="10pt"/>
    </style:style>
    <style:style style:name="T81" style:family="text">
      <style:text-properties fo:color="#000000" loext:opacity="100%" style:font-name="Bitstream Vera Sans3" fo:font-size="10pt" fo:font-style="normal" style:text-underline-style="none" fo:font-weight="normal" officeooo:rsid="022b61c1" style:font-name-asian="Times-Roman" style:font-style-asian="normal" style:font-name-complex="Times-Roman" style:font-style-complex="normal"/>
    </style:style>
    <style:style style:name="T82" style:family="text">
      <style:text-properties fo:color="#000000" loext:opacity="100%" style:font-name="Bitstream Vera Sans3" fo:font-size="10pt" fo:font-style="normal" style:text-underline-style="none" fo:font-weight="normal" officeooo:rsid="022b61c1" style:font-style-asian="normal" style:font-style-complex="normal"/>
    </style:style>
    <style:style style:name="T83" style:family="text">
      <style:text-properties fo:color="#000000" loext:opacity="100%" fo:font-style="normal" style:text-underline-style="none" officeooo:rsid="000774ab" style:font-name-asian="Times-Roman" style:font-style-asian="normal" style:font-name-complex="Times-Roman" style:font-style-complex="normal"/>
    </style:style>
    <style:style style:name="T84" style:family="text">
      <style:text-properties fo:color="#000000" loext:opacity="100%" style:font-name="BitstreamVeraSans-Roman1" fo:font-size="10pt" style:font-size-asian="10pt"/>
    </style:style>
    <style:style style:name="T85" style:family="text">
      <style:text-properties fo:color="#000000" loext:opacity="100%" style:font-name="BitstreamVeraSans-Roman1" fo:font-size="10pt" officeooo:rsid="022b61c1" style:font-size-asian="10pt"/>
    </style:style>
    <style:style style:name="T86" style:family="text">
      <style:text-properties fo:color="#000000" loext:opacity="100%" style:text-line-through-style="none" style:text-line-through-type="none" style:text-position="0% 100%" style:font-name="BitstreamVeraSans-Roman" fo:font-size="10pt" fo:letter-spacing="-0.007cm" style:text-underline-style="none" fo:font-weight="normal" officeooo:rsid="00332de3" style:font-name-asian="OpenSymbol1" style:font-size-asian="10pt" style:font-style-asian="normal" style:font-weight-asian="normal" style:font-name-complex="OpenSymbol1" style:font-size-complex="12pt" style:font-style-complex="normal" style:font-weight-complex="normal"/>
    </style:style>
    <style:style style:name="T87" style:family="text">
      <style:text-properties fo:color="#c9211e" loext:opacity="100%"/>
    </style:style>
    <style:style style:name="T88" style:family="text">
      <style:text-properties fo:color="#c9211e" loext:opacity="100%" style:font-name="Bitstream Vera Sans3" fo:font-size="10pt" fo:language="fr" fo:country="FR" officeooo:rsid="000bf90d" style:letter-kerning="true" style:font-name-asian="Bitstream Vera Sans7" style:font-size-asian="10pt" style:language-asian="zh" style:country-asian="CN" style:font-name-complex="Bitstream Vera Sans7" style:language-complex="hi" style:country-complex="IN"/>
    </style:style>
    <style:style style:name="T89" style:family="text">
      <style:text-properties fo:color="#c9211e" loext:opacity="100%" style:font-name="Bitstream Vera Sans3" fo:font-size="10pt" fo:font-style="normal" style:text-underline-style="none" fo:font-weight="normal" officeooo:rsid="022b61c1" style:font-name-asian="Times-Roman" style:font-style-asian="normal" style:font-name-complex="Times-Roman" style:font-style-complex="normal"/>
    </style:style>
    <style:style style:name="T90" style:family="text">
      <style:text-properties fo:color="#c9211e" loext:opacity="100%" fo:font-style="normal" style:text-underline-style="none" officeooo:rsid="000774ab" style:font-name-asian="Times-Roman" style:font-style-asian="normal" style:font-name-complex="Times-Roman" style:font-style-complex="normal"/>
    </style:style>
    <style:style style:name="T91" style:family="text">
      <style:text-properties style:font-name="BitstreamVeraSans-Roman1" fo:font-size="10pt" style:font-size-asian="10pt"/>
    </style:style>
    <style:style style:name="T92" style:family="text">
      <style:text-properties style:font-name="BitstreamVeraSans-Roman1" fo:font-size="10pt" officeooo:rsid="022b61c1" style:font-size-asian="10pt"/>
    </style:style>
    <style:style style:name="T93" style:family="text">
      <style:text-properties style:font-name="BitstreamVeraSans-Roman1" fo:font-size="10pt" style:text-underline-style="none" fo:font-weight="normal" officeooo:rsid="0046ab6c" fo:background-color="transparent" loext:char-shading-value="0" style:font-name-asian="Times-Roman" style:font-size-asian="10pt" style:font-style-asian="normal" style:font-weight-asian="normal" style:font-name-complex="Times-Roman" style:font-size-complex="12pt" style:font-style-complex="normal" style:font-weight-complex="normal"/>
    </style:style>
    <style:style style:name="T94" style:family="text">
      <style:text-properties style:font-size-asian="10pt"/>
    </style:style>
    <style:style style:name="T95" style:family="text">
      <style:text-properties officeooo:rsid="022b61c1" style:font-size-asian="10pt"/>
    </style:style>
    <style:style style:name="T96" style:family="text">
      <style:text-properties fo:color="#ffc400" loext:opacity="100%" style:font-name="BitstreamVeraSans-Bold" fo:font-size="10pt" fo:font-weight="bold" style:font-size-asian="10pt" style:font-weight-asian="bold"/>
    </style:style>
    <style:style style:name="T97" style:family="text">
      <style:text-properties officeooo:rsid="022c15b2"/>
    </style:style>
    <style:style style:name="T98" style:family="text">
      <style:text-properties fo:color="#97a6a8" loext:opacity="100%" style:font-name="BitstreamVeraSans-Roman1" fo:font-size="10pt" style:font-size-asian="10pt"/>
    </style:style>
    <style:style style:name="T99" style:family="text">
      <style:text-properties style:font-name-asian="Times-Roman" style:font-size-asian="10pt" style:font-name-complex="Times-Roman"/>
    </style:style>
    <style:style style:name="T100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17" draw:name="Shape8_4" draw:style-name="gr8" draw:text-style-name="P65" svg:width="2.703cm" svg:height="0.715cm" draw:transform="rotate (0.0872664625997165) translate (1.32644444444444cm 1.21884722222222cm)">
        <draw:text-box>
          <text:p text:style-name="P64"><text:span text:style-name="T100">Série 1</text:span></text:p>
        </draw:text-box>
      </draw:frame>
      <draw:line text:anchor-type="page" text:anchor-page-number="3" draw:z-index="16" draw:name="Shape3_2" draw:style-name="gr9" draw:text-style-name="P64" svg:x1="12.481cm" svg:y1="1.408cm" svg:x2="21.997cm" svg:y2="1.412cm">
        <text:p/>
      </draw:line>
      <draw:path text:anchor-type="page" text:anchor-page-number="3" draw:z-index="15" draw:name="Shape1_2" draw:style-name="gr10" draw:text-style-name="P66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7" draw:name="Shape8_3" draw:style-name="gr8" draw:text-style-name="P65" svg:width="2.703cm" svg:height="0.715cm" draw:transform="rotate (0.0872664625997165) translate (1.32644444444444cm 1.21884722222222cm)">
        <draw:text-box>
          <text:p text:style-name="P64"><text:span text:style-name="T100">Série 1</text:span></text:p>
        </draw:text-box>
      </draw:frame>
      <draw:line text:anchor-type="page" text:anchor-page-number="2" draw:z-index="6" draw:name="Shape3_1" draw:style-name="gr9" draw:text-style-name="P64" svg:x1="12.481cm" svg:y1="1.408cm" svg:x2="21.997cm" svg:y2="1.412cm">
        <text:p/>
      </draw:line>
      <draw:path text:anchor-type="page" text:anchor-page-number="2" draw:z-index="5" draw:name="Shape1_0" draw:style-name="gr10" draw:text-style-name="P6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4" draw:name="Shape3_0" draw:style-name="gr9" draw:text-style-name="P64" svg:x1="12.388cm" svg:y1="1.487cm" svg:x2="21.998cm" svg:y2="1.411cm">
        <text:p/>
      </draw:line>
      <draw:frame text:anchor-type="page" text:anchor-page-number="2" draw:z-index="3" draw:name="Shape8_1" draw:style-name="gr8" draw:text-style-name="P65" svg:width="2.703cm" svg:height="0.715cm" draw:transform="rotate (0.0872664625997165) translate (1.32644444444444cm 1.21884722222222cm)">
        <draw:text-box>
          <text:p text:style-name="P64"><text:span text:style-name="T100">Série 2</text:span></text:p>
        </draw:text-box>
      </draw:frame>
      <draw:frame text:anchor-type="page" text:anchor-page-number="1" draw:z-index="2" draw:name="Shape8_0" draw:style-name="gr8" draw:text-style-name="P65" svg:width="2.703cm" svg:height="0.715cm" draw:transform="rotate (0.0872664625997165) translate (1.32644444444444cm 1.21884722222222cm)">
        <draw:text-box>
          <text:p text:style-name="P64"><text:span text:style-name="T100">Série 1</text:span></text:p>
        </draw:text-box>
      </draw:frame>
      <draw:frame text:anchor-type="page" text:anchor-page-number="3" draw:z-index="1" draw:name="Shape8" draw:style-name="gr8" draw:text-style-name="P65" svg:width="2.703cm" svg:height="0.715cm" draw:transform="rotate (0.0872664625997165) translate (1.32644444444444cm 1.21884722222222cm)">
        <draw:text-box>
          <text:p text:style-name="P64"><text:span text:style-name="T100">Série 4</text:span></text:p>
        </draw:text-box>
      </draw:frame>
      <draw:path text:anchor-type="page" text:anchor-page-number="1" draw:z-index="0" draw:name="Shape1" draw:style-name="gr10" draw:text-style-name="P6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711108990" text:style-name="_5f_Numérotation_20_des_20_exercices_20_livrets">
              <text:list-item>
                <text:p text:style-name="P41"><text:span text:style-name="livret"><text:span text:style-name="T42">À la fête de l'école, Simon </text:span></text:span><text:span text:style-name="livret"><text:span text:style-name="T41">va </text:span></text:span><text:span text:style-name="livret"><text:span text:style-name="T42">distribue</text:span></text:span><text:span text:style-name="livret"><text:span text:style-name="T41">r</text:span></text:span><text:span text:style-name="livret"><text:span text:style-name="T42"> des sacs contenant 12 bonbons chacun. Il a 1 000 bon­bons en tout. </text:span></text:span></text:p>
                <text:list>
                  <text:list-item>
                    <text:p text:style-name="P47"><text:span text:style-name="livret">Combien manque t-il de bonbons pour réaliser un sac supplémentaire? </text:span></text:p>
                  </text:list-item>
                </text:list>
              </text:list-item>
            </text:list>
            <text:p text:style-name="P19"><text:span text:style-name="_5f_pointillés_20_gris"><text:span text:style-name="T16">………………………………………………………………………………………………………………………………………………………………………………………………………</text:span></text:span></text:p>
            <text:list xml:id="list124011461418882" text:continue-numbering="true" text:style-name="_5f_Numérotation_20_des_20_exercices_20_livrets">
              <text:list-item>
                <text:list>
                  <text:list-item>
                    <text:p text:style-name="P48"><text:span text:style-name="livret">Simon se rend compte qu'il n'a que </text:span><text:span text:style-name="livret"><text:span text:style-name="T87">60</text:span></text:span><text:span text:style-name="livret"> sacs. Combien de bonbons peut-il alors </text:span><text:span text:style-name="livret"><text:span text:style-name="T88">répartir équitablement</text:span></text:span><text:span text:style-name="livret"> dans chaque sac? </text:span></text:p>
                  </text:list-item>
                </text:list>
              </text:list-item>
            </text:list>
            <text:p text:style-name="P19"><text:span text:style-name="_5f_pointillés_20_gris"><text:span text:style-name="T16">………………………………………………………………………………………………………………………………………………………………………………………………………</text:span></text:span></text:p>
            <text:list xml:id="list124010591725734" text:continue-numbering="true" text:style-name="_5f_Numérotation_20_des_20_exercices_20_livrets">
              <text:list-item>
                <text:p text:style-name="P35"><text:span text:style-name="livret">Dans un collège, 163 élèves sont inscrits à l'UNSS. Le responsable veut acheter un maillot pour chacun des inscrits. Les maillots sont vendus par lot de 14.</text:span></text:p>
                <text:list>
                  <text:list-item>
                    <text:p text:style-name="P47"><text:span text:style-name="livret">Combien de lots doit‑il acheter ?</text:span></text:p>
                  </text:list-item>
                </text:list>
              </text:list-item>
            </text:list>
            <text:p text:style-name="P19"><text:span text:style-name="_5f_pointillés_20_gris"><text:span text:style-name="T16">………………………………………………………………………………………………………………………………………………………………………………………………………</text:span></text:span></text:p>
            <text:list xml:id="list124010930531053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<text:span text:style-name="T60">Combien de maillots ne seront pas distribu</text:span></text:span><text:span text:style-name="livret"><text:span text:style-name="T61">és ?</text:span></text:span></text:p>
                  </text:list-item>
                </text:list>
              </text:list-item>
            </text:list>
            <text:p text:style-name="P19"><text:span text:style-name="_5f_pointillés_20_gris"><text:span text:style-name="T19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1207377469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Un randonneur part en promenade à 9 h 30. Il rentre à 12 h 05, ne s'étant arrêté pour se repo­ser que lors de trois pauses de 5 minutes chacune. Pendant combien de temps ce randonneur a‑t‑il marché ?</text:span></text:h>
              </text:list-item>
            </text:list>
            <text:p text:style-name="P19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184170827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Un fleuriste dispose de 48 roses et 56 <text:s/>tulipes. Il souhaite réaliser des bouquets tous identiques et utiliser toutes ses fleurs.</text:span></text:h>
                <text:list>
                  <text:list-item>
                    <text:p text:style-name="_5f_Paragraphe_20_énoncé_20_après_20_numéro"><text:span text:style-name="livret"><text:span text:style-name="T70">Donne les différentes possibilités.</text:span></text:span></text:p>
                  </text:list-item>
                </text:list>
              </text:list-item>
            </text:list>
            <text:p text:style-name="P34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420567672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Il souhaite faire le plus possible de bouquets. In­dique alors la composition et le nombre de bou­quets à réaliser.</text:span></text:p>
                  </text:list-item>
                </text:list>
              </text:list-item>
            </text:list>
            <text:p text:style-name="P20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783139531" text:continue-numbering="true" text:style-name="_5f_Numérotation_20_des_20_exercices_20_livrets">
              <text:list-item>
                <text:h text:style-name="P55" text:outline-level="1"><text:span text:style-name="livret"><text:span text:style-name="T50">Michel achète u</text:span></text:span><text:span text:style-name="livret"><text:span text:style-name="T51">n ticket de bus </text:span></text:span><text:span text:style-name="livret"><text:span text:style-name="T50">à </text:span></text:span><text:span text:style-name="livret"><text:span text:style-name="T52">2</text:span></text:span><text:span text:style-name="livret"><text:span text:style-name="T51">,20 € et un carnet de 10 tickets. </text:span></text:span><text:span text:style-name="livret"><text:span text:style-name="T53">Il a payé en tout</text:span></text:span><text:span text:style-name="livret"><text:span text:style-name="T51"> </text:span></text:span><text:span text:style-name="livret"><text:span text:style-name="T52">2</text:span></text:span><text:span text:style-name="livret"><text:span text:style-name="T50">3,20</text:span></text:span><text:span text:style-name="livret"><text:span text:style-name="T51"> €. </text:span></text:span></text:h>
                <text:list>
                  <text:list-item>
                    <text:p text:style-name="_5f_Paragraphe_20_énoncé_20_après_20_numéro"><text:span text:style-name="livret">Combien a-t-il payé pour le carnet de 10 ti­ckets ?</text:span></text:p>
                  </text:list-item>
                </text:list>
              </text:list-item>
            </text:list>
            <text:p text:style-name="P19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1746312555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<text:span text:style-name="T50">Pour les déplacements de ses enfants, Michel doit acheter 35 tickets. Combien doit-il alors payer ?</text:span></text:span><text:span text:style-name="livret"><text:span text:style-name="T51"> </text:span></text:span></text:p>
                  </text:list-item>
                </text:list>
              </text:list-item>
            </text:list>
            <text:p text:style-name="P19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157987682" text:continue-numbering="true" text:style-name="_5f_Numérotation_20_des_20_exercices_20_livrets">
              <text:list-item>
                <text:h text:style-name="P55" text:outline-level="1"><text:span text:style-name="livret"><text:span text:style-name="T73">La documentaliste du</text:span></text:span><text:span text:style-name="livret"> C.D.I. d’</text:span><text:span text:style-name="livret"><text:span text:style-name="T73">un</text:span></text:span><text:span text:style-name="livret"> collège, re­çoit <text:s/>3</text:span><text:span text:style-name="livret"><text:span text:style-name="T74">9</text:span></text:span><text:span text:style-name="livret">0 <text:s/>livres <text:s/>qu'elle <text:s/>doit <text:s/>ranger <text:s/>sur <text:s/>des éta­gères. Elle ne peut transporter que 1</text:span><text:span text:style-name="livret"><text:span text:style-name="T74">4</text:span></text:span><text:span text:style-name="livret"> livres à la fois. </text:span></text:h>
                <text:list>
                  <text:list-item>
                    <text:p text:style-name="_5f_Paragraphe_20_énoncé_20_après_20_numéro"><text:span text:style-name="livret">Combien de voyages devra-t-elle faire au mini­mum ?</text:span></text:p>
                  </text:list-item>
                </text:list>
              </text:list-item>
            </text:list>
            <text:p text:style-name="P24"><text:span text:style-name="_5f_pointillés_20_gris"><text:span text:style-name="T67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2149937808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Combien <text:s/>de <text:s/>livres <text:s/>transportera-t-elle au der­nier voyage ?</text:span></text:p>
                  </text:list-item>
                </text:list>
              </text:list-item>
            </text:list>
            <text:p text:style-name="P24"><text:span text:style-name="_5f_pointillés_20_gris"><text:span text:style-name="T67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860932314" text:continue-numbering="true" text:style-name="_5f_Numérotation_20_des_20_exercices_20_livrets">
              <text:list-item>
                <text:h text:style-name="P55" text:outline-level="1"><text:span text:style-name="livret"><text:span text:style-name="T21">Quatre ouvriers mettent 12</text:span></text:span><text:span text:style-name="livret"><text:span text:style-name="T22"> </text:span></text:span><text:span text:style-name="livret"><text:span text:style-name="T21">jours pour réali­ser un travail. Dans les mêmes conditions, combien de temps mettraient six ouvriers pour réaliser ce travail ?</text:span></text:span></text:h>
              </text:list-item>
            </text:list>
            <text:p text:style-name="P21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p text:style-name="P22"><text:span text:style-name="_5f_pointillés_20_gris"><text:span text:style-name="T62">………………………………………………………………………………………………………………………………………..</text:span></text:span></text:p>
            <text:list xml:id="list124010764402463" text:continue-numbering="true" text:style-name="_5f_Numérotation_20_des_20_exercices_20_livrets">
              <text:list-item>
                <text:h text:style-name="_5f_Titre_20_d_27_exercices_20_livret_20_sans_20_titre" text:outline-level="1"><text:soft-page-break/><text:span text:style-name="livret"><text:span text:style-name="T25">Le prix d'un</text:span></text:span><text:span text:style-name="livret"><text:span text:style-name="T26"> séjour à la montagne est de 23 € par personne et par jour.</text:span></text:span></text:h>
                <text:list>
                  <text:list-item>
                    <text:p text:style-name="_5f_Paragraphe_20_énoncé_20_après_20_numéro"><text:span text:style-name="livret"><text:span text:style-name="T26">Quel est le prix d'un séjour pour un groupe de </text:span></text:span><text:span text:style-name="livret"><text:span text:style-name="T27">10</text:span></text:span><text:span text:style-name="livret"><text:span text:style-name="T26"> personnes </text:span></text:span><text:span text:style-name="livret"><text:span text:style-name="T27">par</text:span></text:span><text:span text:style-name="livret"><text:span text:style-name="T26"> jour ?</text:span></text:span></text:p>
                  </text:list-item>
                </text:list>
              </text:list-item>
            </text:list>
            <text:p text:style-name="P33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1955243464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<text:span text:style-name="T26">Quel est le prix d'un séjour pour un groupe de </text:span></text:span><text:span text:style-name="livret"><text:span text:style-name="T27">5</text:span></text:span><text:span text:style-name="livret"><text:span text:style-name="T26"> personnes pour 6 jours ?</text:span></text:span></text:p>
                  </text:list-item>
                </text:list>
              </text:list-item>
            </text:list>
            <text:p text:style-name="P33"><text:span text:style-name="_5f_pointillés_20_gris"><text:span text:style-name="T62">………………………………………………………………………………………………………………………………………..</text:span></text:span></text:p>
            <text:list xml:id="list124011299567536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Pour réaliser 30 crêpes, </text:span><text:span text:style-name="livret"><text:span text:style-name="T75">Madame Titi achète</text:span></text:span><text:span text:style-name="livret"> 500 g de farine, 6 œufs, 1 litre de lait et 50 g de beurre.</text:span></text:h>
                <text:list>
                  <text:list-item>
                    <text:p text:style-name="_5f_Paragraphe_20_énoncé_20_après_20_numéro"><text:span text:style-name="livret">Quelles </text:span><text:span text:style-name="livret"><text:span text:style-name="T75">sont les </text:span></text:span><text:span text:style-name="livret">quantités </text:span><text:span text:style-name="livret"><text:span text:style-name="T75">nécessaires </text:span></text:span><text:span text:style-name="livret">d'ingré­dients, pour </text:span><text:span text:style-name="livret"><text:span text:style-name="T75">qu’elle </text:span></text:span><text:span text:style-name="livret">réalise 15 crêpes ?</text:span></text:p>
                  </text:list-item>
                </text:list>
              </text:list-item>
            </text:list>
            <text:p text:style-name="P26"><text:span text:style-name="_5f_pointillés_20_gris"><text:span text:style-name="T67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1553464704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<text:span text:style-name="T51">Quelles </text:span></text:span><text:span text:style-name="livret"><text:span text:style-name="T54">sont les </text:span></text:span><text:span text:style-name="livret"><text:span text:style-name="T51">quantités </text:span></text:span><text:span text:style-name="livret"><text:span text:style-name="T54">nécessaires </text:span></text:span><text:span text:style-name="livret"><text:span text:style-name="T51">d'ingré­dients </text:span></text:span><text:span text:style-name="livret"><text:span text:style-name="T54">à prévoir </text:span></text:span><text:span text:style-name="livret"><text:span text:style-name="T51">pour réaliser </text:span></text:span><text:span text:style-name="livret"><text:span text:style-name="T50">45</text:span></text:span><text:span text:style-name="livret"><text:span text:style-name="T51"> crêpes ?</text:span></text:span></text:p>
                  </text:list-item>
                </text:list>
              </text:list-item>
            </text:list>
            <text:p text:style-name="P33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258054228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<text:span text:style-name="T40">Avec 2,5 L de peinture, Luc peint 30 m². </text:span></text:span><text:span text:style-name="livret"><text:span text:style-name="T55">R</text:span></text:span><text:span text:style-name="livret"><text:span text:style-name="T56">é­pond</text:span></text:span><text:span text:style-name="livret"><text:span text:style-name="T57">s</text:span></text:span><text:span text:style-name="livret"><text:span text:style-name="T56"> aux questions suivantes</text:span></text:span><text:span text:style-name="livret"><text:span text:style-name="T40"> </text:span></text:span><text:span text:style-name="livret"><text:span text:style-name="T55">(tu peux utiliser </text:span></text:span><text:span text:style-name="livret"><text:span text:style-name="T56">un tableau de proportionnalité</text:span></text:span><text:span text:style-name="livret"><text:span text:style-name="T55">).</text:span></text:span></text:h>
                <text:list>
                  <text:list-item>
                    <text:p text:style-name="_5f_Paragraphe_20_énoncé_20_après_20_numéro"><text:span text:style-name="livret"><text:span text:style-name="T40">Quelle surface pe</text:span></text:span><text:span text:style-name="livret"><text:span text:style-name="T56">u</text:span></text:span><text:span text:style-name="livret"><text:span text:style-name="T40">t </text:span></text:span><text:span text:style-name="livret"><text:span text:style-name="T56">peindre </text:span></text:span><text:span text:style-name="livret"><text:span text:style-name="T40">Luc avec 8 L de peinture ? </text:span></text:span></text:p>
                  </text:list-item>
                </text:list>
              </text:list-item>
            </text:list>
            <text:p text:style-name="P23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1945388988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<text:span text:style-name="T40">Quelle <text:s/>quantité <text:s/>de <text:s/>peinture <text:s/>faut-il à Lu</text:span></text:span><text:span text:style-name="livret"><text:span text:style-name="T58">c</text:span></text:span><text:span text:style-name="livret"><text:span text:style-name="T40"> pour peindre 84 m² ?</text:span></text:span></text:p>
                  </text:list-item>
                </text:list>
              </text:list-item>
            </text:list>
            <text:p text:style-name="P23"><text:span text:style-name="_5f_pointillés_20_gris"><text:span text:style-name="T62">………………………………………………………………………………………………………………………………………..</text:span></text:span></text:p>
            <text:p text:style-name="P23"><text:span text:style-name="_5f_pointillés_20_gris"><text:span text:style-name="T62"/></text:span></text:p>
            <text:list xml:id="list124010723658728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<text:span text:style-name="T28">Pour faire une boisson à la </text:span></text:span><text:span text:style-name="livret"><text:span text:style-name="T81">menthe</text:span></text:span><text:span text:style-name="livret"><text:span text:style-name="T83">,</text:span></text:span><text:span text:style-name="livret"><text:span text:style-name="T28"> </text:span></text:span><text:span text:style-name="livret"><text:span text:style-name="T81">Sacha</text:span></text:span><text:span text:style-name="livret"><text:span text:style-name="T28"> m</text:span></text:span><text:span text:style-name="livret"><text:span text:style-name="T29">élange</text:span></text:span><text:span text:style-name="livret"><text:span text:style-name="T90"> </text:span></text:span><text:span text:style-name="livret"><text:span text:style-name="T81">3</text:span></text:span><text:span text:style-name="livret"><text:span text:style-name="T28"> volumes de </text:span></text:span><text:span text:style-name="livret"><text:span text:style-name="T31">sirop pour 7 volumes d'eau. </text:span></text:span><text:span text:style-name="livret"><text:span text:style-name="T82">Lilou</text:span></text:span><text:span text:style-name="livret"><text:span text:style-name="T31"> </text:span></text:span><text:span text:style-name="livret"><text:span text:style-name="T32">mélange</text:span></text:span><text:span text:style-name="livret"><text:span text:style-name="T31"> </text:span></text:span><text:span text:style-name="livret"><text:span text:style-name="T82">4</text:span></text:span><text:span text:style-name="livret"><text:span text:style-name="T31"> volumes du même sirop pour 9 </text:span></text:span><text:span text:style-name="livret"><text:span text:style-name="T32">volumes </text:span></text:span><text:span text:style-name="livret"><text:span text:style-name="T31">d’eau. </text:span></text:span></text:h>
              </text:list-item>
            </text:list>
            <text:p text:style-name="_5f_Paragraphe_20_livret_20_"><text:span text:style-name="livret">Qui obtient la boisson la plus sucrée ? Justifie.</text:span></text:p>
            <text:p text:style-name="P27"><text:span text:style-name="_5f_pointillés_20_gris"><text:span text:style-name="T68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1145865580" text:continue-numbering="true" text:style-name="_5f_Numérotation_20_des_20_exercices_20_livrets">
              <text:list-item>
                <text:h text:style-name="P55" text:outline-level="1"><text:span text:style-name="livret">Est-il plus intéressant d'acheter un lecteur DVD à 40 € avec une remise de 5 % ou ce même lecteur DVD à 48 € avec une remise de 20 % ? Justifie.</text:span></text:h>
              </text:list-item>
            </text:list>
            <text:p text:style-name="P30"><text:span text:style-name="_5f_pointillés_20_gris"><text:span text:style-name="T20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1552406690" text:continue-numbering="true" text:style-name="_5f_Numérotation_20_des_20_exercices_20_livrets">
              <text:list-item>
                <text:h text:style-name="P56" text:outline-level="1"><text:span text:style-name="livret"><text:span text:style-name="T43">Un </text:span></text:span><text:span text:style-name="livret"><text:span text:style-name="T93">couturier dispose de rouleaux de ruban de <text:s text:c="5"/></text:span></text:span><text:span text:style-name="T91">10 m de long. Il souhaite découper des morceaux de <text:s text:c="5"/>50 cm de long pour orner les robes de sa nouvell</text:span><text:span text:style-name="T92">e</text:span><text:span text:style-name="T91"> collection.</text:span></text:h>
              </text:list-item>
            </text:list>
            <text:p text:style-name="P37"><text:span text:style-name="T91">Combien de morceaux de ruban peut-il obtenir avec</text:span></text:p>
            <text:p text:style-name="Standard"><text:span text:style-name="T91">un rouleau ?</text:span></text:p>
            <text:p text:style-name="P28"><text:span text:style-name="_5f_pointillés_20_gris"><text:span text:style-name="T64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717085090" text:continue-numbering="true" text:style-name="_5f_Numérotation_20_des_20_exercices_20_livrets">
              <text:list-item>
                <text:h text:style-name="P53" text:outline-level="1">Une salle de classe</text:h>
                <text:list>
                  <text:list-item>
                    <text:p text:style-name="_5f_Paragraphe_20_énoncé_20_après_20_numéro"><text:span text:style-name="livret">Une salle de classe est un rectangle de 8 m par 5 m. Quelle est son aire ? <text:s/></text:span></text:p>
                  </text:list-item>
                </text:list>
              </text:list-item>
            </text:list>
            <text:p text:style-name="P26"><text:span text:style-name="_5f_pointillés_20_gris"><text:span text:style-name="T67">………………………………………………………………………………………………………………………………………..</text:span></text:span></text:p>
            <text:list xml:id="list124011028847388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<text:span text:style-name="T51">La classe est composée de 25 élèves. <text:s/></text:span></text:span><text:span text:style-name="livret">De quelle aire dispose chaque élève ? </text:span></text:p>
                  </text:list-item>
                </text:list>
              </text:list-item>
            </text:list>
            <text:p text:style-name="P33"><text:span text:style-name="_5f_pointillés_20_gris"><text:span text:style-name="T62">………………………………………………………………………………………………………………………………………..</text:span></text:span></text:p>
            <text:list xml:id="list124010192716230" text:continue-numbering="true" text:style-name="_5f_Numérotation_20_des_20_exercices_20_livrets">
              <text:list-item>
                <text:h text:style-name="P55" text:outline-level="1"><text:span text:style-name="livret">Une feuille format A4 est un rectangle de <text:line-break/>21 cm par 29,7 cm. <text:s/></text:span></text:h>
                <text:list>
                  <text:list-item>
                    <text:p text:style-name="_5f_Paragraphe_20_énoncé_20_après_20_numéro"><text:span text:style-name="livret">Quelle est l’aire de cette feuille ? </text:span></text:p>
                  </text:list-item>
                </text:list>
              </text:list-item>
            </text:list>
            <text:p text:style-name="P26"><text:span text:style-name="_5f_pointillés_20_gris"><text:span text:style-name="T67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203291157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oft-page-break/><text:span text:style-name="livret">Le grammage de cette feuille étant de 150 g/m² (150 g pour 1 m²).</text:span><text:span text:style-name="livret"><text:span text:style-name="T72"> </text:span></text:span><text:span text:style-name="livret">Calcule la masse d’une feuille.</text:span></text:p>
                  </text:list-item>
                </text:list>
              </text:list-item>
            </text:list>
            <text:p text:style-name="P26"><text:span text:style-name="_5f_pointillés_20_gris"><text:span text:style-name="T67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433349904" text:continue-numbering="true" text:style-name="_5f_Numérotation_20_des_20_exercices_20_livrets">
              <text:list-item>
                <text:h text:style-name="P54" text:outline-level="1"><text:span text:style-name="livret"><text:span text:style-name="T80">L</text:span></text:span><text:span text:style-name="livret"><text:span text:style-name="T80">e</text:span></text:span><text:span text:style-name="livret"><text:span text:style-name="T80">s </text:span></text:span><text:span text:style-name="livret"><text:span text:style-name="T84">carreaux utilis</text:span></text:span><text:span text:style-name="T84">és dans le métro parisien</text:span></text:h>
              </text:list-item>
            </text:list>
            <text:p text:style-name="P38"><text:span text:style-name="T84">mesurent 15 cm sur 7,5 cm.</text:span></text:p>
            <text:p text:style-name="Standard"><text:span text:style-name="T96">a. </text:span><text:span text:style-name="T84">Quelle est l’aire d’un carreau ?</text:span></text:p>
            <text:p text:style-name="P26"><text:span text:style-name="_5f_pointillés_20_gris"><text:span text:style-name="T67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847453393" text:continue-numbering="true" text:style-name="_5f_Numérotation_20_des_20_exercices_20_livrets">
              <text:list-item>
                <text:list>
                  <text:list-item>
                    <text:p text:style-name="P49"><text:span text:style-name="livret">Si</text:span><text:span text:style-name="livret"><text:span text:style-name="T97">mon</text:span></text:span><text:span text:style-name="livret"> <text:s/></text:span><text:span text:style-name="livret"><text:span text:style-name="T91">souhaite <text:s/>recouvrir <text:s/>un <text:s/>mur <text:s/>de sa cuisine </text:span></text:span><text:span text:style-name="T91">avec ces carreaux. Sachant que la surface à recouvrir <text:s text:c="2"/>est <text:s/>un <text:s/>rectangle de 12,5 m², <text:s/>combien de carreaux devra-t-il poser ?</text:span></text:p>
                  </text:list-item>
                </text:list>
              </text:list-item>
            </text:list>
            <text:p text:style-name="P26"><text:span text:style-name="_5f_pointillés_20_gris"><text:span text:style-name="T67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1980997901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<text:span text:style-name="T76">Amandine</text:span></text:span><text:span text:style-name="livret"> a payé 14,40 € pour 3 kg de pommes. <text:s/>Quel est le prix au kg ?</text:span></text:h>
              </text:list-item>
            </text:list>
            <text:p text:style-name="P26"><text:span text:style-name="_5f_pointillés_20_gris"><text:span text:style-name="T67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767073546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Un bassin de 10 000 L est rempli d’eau. Deux mois plus tard, du fait de l’évaporation, </text:span><text:span text:style-name="livret"><text:span text:style-name="T78">il</text:span></text:span><text:span text:style-name="livret"> ne reste, à l’intérieur, plus que 370 L d’eau. <text:s/>Quel volume d’eau s’est évaporé ?</text:span></text:h>
              </text:list-item>
            </text:list>
            <text:p text:style-name="P26"><text:span text:style-name="_5f_pointillés_20_gris"><text:span text:style-name="T67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1152311200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<text:span text:style-name="T44">L</text:span></text:span><text:span text:style-name="livret"><text:span text:style-name="T45">aurie</text:span></text:span><text:span text:style-name="livret"><text:span text:style-name="T44"> </text:span></text:span><text:span text:style-name="livret"><text:span text:style-name="T46">souhaite </text:span></text:span><text:span text:style-name="livret"><text:span text:style-name="T44">a</text:span></text:span><text:span text:style-name="livret"><text:span text:style-name="T45">ch</text:span></text:span><text:span text:style-name="livret"><text:span text:style-name="T46">e</text:span></text:span><text:span text:style-name="livret"><text:span text:style-name="T45">te</text:span></text:span><text:span text:style-name="livret"><text:span text:style-name="T46">r</text:span></text:span><text:span text:style-name="livret"><text:span text:style-name="T44"> </text:span></text:span><text:span text:style-name="livret"><text:span text:style-name="T45">2</text:span></text:span><text:span text:style-name="livret"><text:span text:style-name="T44">,</text:span></text:span><text:span text:style-name="livret"><text:span text:style-name="T45">5</text:span></text:span><text:span text:style-name="livret"><text:span text:style-name="T44"> kg de </text:span></text:span><text:span text:style-name="livret"><text:span text:style-name="T36">poires</text:span></text:span><text:span text:style-name="livret"><text:span text:style-name="T44"> qui coûtent </text:span></text:span><text:span text:style-name="livret"><text:span text:style-name="T45">2</text:span></text:span><text:span text:style-name="livret"><text:span text:style-name="T44">,</text:span></text:span><text:span text:style-name="livret"><text:span text:style-name="T36">99 </text:span></text:span><text:span text:style-name="livret"><text:span text:style-name="T44">euros le kg. </text:span></text:span><text:span text:style-name="livret"><text:span text:style-name="T36">Elle </text:span></text:span><text:span text:style-name="livret"><text:span text:style-name="T44">dispose </text:span></text:span><text:span text:style-name="livret"><text:span text:style-name="T45">d’</text:span></text:span><text:span text:style-name="livret"><text:span text:style-name="T44">un billet de </text:span></text:span><text:span text:style-name="livret"><text:span text:style-name="T36">10</text:span></text:span><text:span text:style-name="livret"><text:span text:style-name="T44"> euros.</text:span></text:span></text:h>
              </text:list-item>
            </text:list>
            <text:p text:style-name="P40"><text:span text:style-name="livret"><text:span text:style-name="T39">A-t-elle assez d’argent pour payer ? Justifie.</text:span></text:span></text:p>
            <text:p text:style-name="P25"><text:span text:style-name="_5f_pointillés_20_gris"><text:span text:style-name="T69">………………………………………………………………………………………………………………………………………..</text:span></text:span></text:p>
            <text:p text:style-name="P25"><text:span text:style-name="_5f_pointillés_20_gris"><text:span text:style-name="T69"/></text:span></text:p>
            <text:list xml:id="list124011611847909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Un parallélépipède rectangle a pour volume </text:span><text:span text:style-name="livret"><text:span text:style-name="T59">79,56 m</text:span></text:span><text:span text:style-name="livret"><text:span text:style-name="T77">3 </text:span></text:span><text:span text:style-name="livret"><text:span text:style-name="T17">. Les dimensions de sa base sont </text:span></text:span><text:span text:style-name="livret"><text:span text:style-name="T18">de </text:span></text:span><text:span text:style-name="livret"><text:span text:style-name="T17">3 m et 6,8 m. Quelle est sa hauteur ?</text:span></text:span></text:h>
              </text:list-item>
            </text:list>
            <text:p text:style-name="P31"><text:span text:style-name="_5f_pointillés_20_gris"><text:span text:style-name="T71">………………………………………………………………………………………………………………………………………..</text:span></text:span></text:p>
            <text:list xml:id="list124011606861707" text:continue-numbering="true" text:style-name="_5f_Numérotation_20_des_20_exercices_20_livrets">
              <text:list-item>
                <text:h text:style-name="P58" text:outline-level="1"><text:span text:style-name="livret"><text:span text:style-name="T23">Un </text:span></text:span><text:span text:style-name="livret"><text:span text:style-name="T24">a</text:span></text:span><text:span text:style-name="livret"><text:span text:style-name="T23">quarium a la forme d’un pav</text:span></text:span><text:span text:style-name="livret"><text:span text:style-name="T24">é</text:span></text:span><text:span text:style-name="livret"><text:span text:style-name="T23"> droit dont la base est un rectangle de 35 cm de long et 18 cm de large. Sa hauteur est de 22 cm.</text:span></text:span></text:h>
              </text:list-item>
            </text:list>
            <text:p text:style-name="P46"><text:span text:style-name="livret">On y verse de l’eau jusqu’aux deux tiers de sa hau­teur.</text:span></text:p>
            <text:p text:style-name="P46"><text:span text:style-name="livret">Quel est le volume d’eau versé (en litres) ?</text:span></text:p>
            <text:p text:style-name="P29"><text:span text:style-name="_5f_pointillés_20_gris"><text:span text:style-name="T64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2033746821" text:continue-numbering="true" text:style-name="_5f_Numérotation_20_des_20_exercices_20_livrets">
              <text:list-item>
                <text:h text:style-name="P57" text:outline-level="1"><text:span text:style-name="livret"><text:span text:style-name="T47">Une course de voiture de 2</text:span></text:span><text:span text:style-name="livret"><text:span text:style-name="T37">40</text:span></text:span><text:span text:style-name="livret"><text:span text:style-name="T47"> km se déroule sur un circuit de </text:span></text:span><text:span text:style-name="livret"><text:span text:style-name="T37">5</text:span></text:span><text:span text:style-name="livret"><text:span text:style-name="T47"> km. Un concurrent a fait 4</text:span></text:span><text:span text:style-name="livret"><text:span text:style-name="T44">1</text:span></text:span><text:span text:style-name="livret"><text:span text:style-name="T47">,5 tours. </text:span></text:span></text:h>
              </text:list-item>
            </text:list>
            <text:p text:style-name="P45"><text:span text:style-name="livret">Combien de kilomètres lui reste-t-il à accomplir ?</text:span></text:p>
            <text:p text:style-name="P32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24010799054355" text:continue-numbering="true" text:style-name="_5f_Numérotation_20_des_20_exercices_20_livrets">
              <text:list-item>
                <text:h text:style-name="P52" text:outline-level="1">Nombre inconnu</text:h>
                <text:list>
                  <text:list-item>
                    <text:p text:style-name="_5f_Paragraphe_20_énoncé_20_après_20_numéro"><text:span text:style-name="livret"><text:span text:style-name="T47">Je suis un </text:span></text:span><text:span text:style-name="livret"><text:span text:style-name="T48">nombre entier compris entre 2</text:span></text:span><text:span text:style-name="livret"><text:span text:style-name="T38">0</text:span></text:span><text:span text:style-name="livret"><text:span text:style-name="T48"> et 75. La somme de mes chiffres est </text:span></text:span><text:span text:style-name="livret"><text:span text:style-name="T38">divisible par</text:span></text:span><text:span text:style-name="livret"><text:span text:style-name="T48"> 7. Qui suis-je ?</text:span></text:span></text:p>
                  </text:list-item>
                </text:list>
              </text:list-item>
            </text:list>
            <text:p text:style-name="P32"><text:span text:style-name="_5f_pointillés_20_gris"><text:span text:style-name="T62">………………………………………………………………………………………………………………………………………..</text:span></text:span></text:p>
            <text:list xml:id="list124011508013714" text:continue-numbering="true" text:style-name="_5f_Numérotation_20_des_20_exercices_20_livrets">
              <text:list-item>
                <text:list>
                  <text:list-item>
                    <text:p text:style-name="P50"><text:span text:style-name="livret">Je suis un nombre entier compris entre 10 et 60. Le produit de mes chiffres est un multiple de 9.</text:span></text:p>
                  </text:list-item>
                </text:list>
              </text:list-item>
            </text:list>
            <text:p text:style-name="P45"><text:span text:style-name="livret"><text:span text:style-name="T48">Qui suis-je ? </text:span></text:span><text:span text:style-name="livret"><text:span text:style-name="T49">(Donne toutes les possibilités).</text:span></text:span></text:p>
            <text:p text:style-name="P32"><text:span text:style-name="_5f_pointillés_20_gris"><text:span text:style-name="T62">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p text:style-name="P42"><text:span text:style-name="_5f_pointillés_20_gris"><text:span text:style-name="T62"/></text:span></text:p>
            <text:p text:style-name="P42"><text:span text:style-name="_5f_pointillés_20_gris"><text:span text:style-name="T62"/></text:span></text:p>
            <text:list xml:id="list124012155834839" text:continue-numbering="true" text:style-name="_5f_Numérotation_20_des_20_exercices_20_livrets">
              <text:list-item>
                <text:p text:style-name="P43"><text:span text:style-name="_5f_pointillés_20_gris"><text:span text:style-name="T86">U</text:span></text:span><text:span text:style-name="livret"><text:span text:style-name="T66">n fermier </text:span></text:span><text:span text:style-name="livret"><text:span text:style-name="T99">élève 30 vaches qui lui donnent</text:span></text:span></text:p>
              </text:list-item>
            </text:list>
            <text:p text:style-name="P36"><text:span text:style-name="livret"><text:span text:style-name="T99">chacune en moyenne 18 litres de lait par jour. Un</text:span></text:span></text:p>
            <text:p text:style-name="P36"><text:span text:style-name="livret"><text:span text:style-name="T99">litre de lait fournissant 40 g de beurre, combien de</text:span></text:span></text:p>
            <text:p text:style-name="P36"><text:span text:style-name="livret"><text:span text:style-name="T99">beurre obtiendra-t-il en un mois de 30 jours ?</text:span></text:span></text:p>
            <text:p text:style-name="P39"><text:span text:style-name="T98">.................................................................................</text:span></text:p>
            <text:p text:style-name="P39"><text:span text:style-name="T98">.................................................................................</text:span></text:p>
            <text:p text:style-name="P39"><text:span text:style-name="T98">.................................................................................</text:span></text:p>
            <text:p text:style-name="P39"><text:span text:style-name="T98">.................................................................................</text:span></text:p>
            <text:p text:style-name="P39"><text:span text:style-name="T98">.................................................................................</text:span></text:p>
            <text:p text:style-name="P44"><text:span text:style-name="T98">.................................................................................</text:span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TimesNewRomanPS-BoldMT" svg:font-family="TimesNewRomanPS-BoldMT"/>
    <style:font-face style:name="Times-Roman" svg:font-family="Times-Roman" style:font-family-generic="roman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itstreamVeraSans-Bold" svg:font-family="BitstreamVeraSans-Bold" style:font-adornments="Roman" style:font-family-generic="swiss" style:font-pitch="variable"/>
    <style:font-face style:name="BitstreamVeraSans-Roman" svg:font-family="BitstreamVeraSans-Roman" style:font-adornments="Oblique" style:font-family-generic="swiss" style:font-pitch="variable"/>
    <style:font-face style:name="BitstreamVeraSans-Roman1" svg:font-family="BitstreamVeraSans-Roman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3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3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3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3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3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start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3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6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5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20_d_27_activités" style:display-name="_Paragraphe d'activités" style:family="paragraph" style:parent-style-name="Standard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Paragraphe_20_de_20_s_27_entraîner" style:display-name="_Paragraphe de s'entraîne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5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5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3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ListLabel_20_20" style:display-name="ListLabel 20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7" style:font-family-complex="'Bitstream Vera Sans'" style:font-family-generic-complex="system" style:font-pitch-complex="variable"/>
    </style:style>
    <style:style style:name="_5f_titre_20_s_27_entrainer" style:display-name="_titre s'entrainer" style:family="text"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Numéros_20_d_27_approfondir" style:display-name="-Numéros d'approfondi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93117d"/>
    </style:style>
    <style:style style:name="_5f_Numéros_20_second_20_d_27_approfondir" style:display-name="_Numéros second d'approfondir" style:family="text" style:parent-style-name="_2d_Numéros_20_d_27_approfondir">
      <style:text-properties fo:color="#000000" loext:opacity="100%" fo:font-size="9pt" fo:text-shadow="none" fo:background-color="transparent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">
      <style:text-properties fo:color="#000000" loext:opacity="100%" fo:font-size="9pt" fo:text-shadow="none"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_27_approfondir" style:display-name="_Numérotation d'approfondir">
      <text:list-level-style-number text:level="1" text:style-name="_2d_Numéros_20_d_27_approfondir" style:num-prefix=" " style:num-suffix=" " style:num-format="1" text:start-value="52">
        <style:list-level-properties text:min-label-distance="0.25cm" fo:text-align="center"/>
      </text:list-level-style-number>
      <text:list-level-style-number text:level="2" text:style-name="_5f_Numéros_20_second_20_d_27_approfondi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2064a21" officeooo:paragraph-rsid="01b6dc57" style:font-size-asian="16pt" style:font-style-asian="normal" style:font-size-complex="16pt" style:font-style-complex="normal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3" fo:font-size="9pt" officeooo:rsid="02112a83" officeooo:paragraph-rsid="02112a83" fo:background-color="transparent"/>
    </style:style>
    <style:style style:name="MP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3" fo:font-size="9pt" officeooo:rsid="02112a83" officeooo:paragraph-rsid="02112a83" fo:background-color="transparent"/>
    </style:style>
    <style:style style:name="MP10" style:family="paragraph" style:parent-style-name="Standard">
      <style:text-properties fo:font-size="6pt" style:font-size-asian="6pt" style:font-size-complex="6pt"/>
    </style:style>
    <style:style style:name="M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_5f_Titre_20_d_27_exercices_20_livret" style:list-style-name="_5f_Numérotation_20_des_20_exercices_20_livrets"/>
    <style:style style:name="MP15" style:family="paragraph" style:parent-style-name="Footer">
      <style:text-properties officeooo:rsid="00178920" officeooo:paragraph-rsid="00178920"/>
    </style:style>
    <style:style style:name="MP16" style:family="paragraph" style:parent-style-name="Footer">
      <style:text-properties officeooo:paragraph-rsid="00c384cf"/>
    </style:style>
    <style:style style:name="MP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2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3" style:family="paragraph" style:parent-style-name="Header">
      <style:text-properties fo:font-size="14pt" style:font-size-asian="14pt" style:font-size-complex="14pt"/>
    </style:style>
    <style:style style:name="MP2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officeooo:rsid="01f8729d"/>
    </style:style>
    <style:style style:name="MT4" style:family="text">
      <style:text-properties fo:text-transform="uppercase" fo:color="#808080" loext:opacity="100%" style:font-name="Bitstream Vera Sans3" fo:font-size="9pt" officeooo:rsid="01f8729d" fo:background-color="transparent" loext:char-shading-value="0"/>
    </style:style>
    <style:style style:name="MT5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6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MT7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3" fo:font-size="9pt" officeooo:rsid="015f088a" fo:background-color="transparent" loext:char-shading-value="0"/>
    </style:style>
    <style:style style:name="MT9" style:family="text">
      <style:text-properties fo:text-transform="uppercase" fo:color="#808080" loext:opacity="100%" style:font-name="Bitstream Vera Sans3" fo:font-size="9pt" officeooo:rsid="00d8520c" fo:background-color="transparent" loext:char-shading-value="0"/>
    </style:style>
    <style:style style:name="MT10" style:family="text">
      <style:text-properties fo:font-variant="small-caps" officeooo:rsid="00990660"/>
    </style:style>
    <style:style style:name="MT11" style:family="text">
      <style:text-properties fo:font-variant="small-caps" officeooo:rsid="0054f64f"/>
    </style:style>
    <style:style style:name="MT12" style:family="text">
      <style:text-properties fo:font-variant="small-caps" officeooo:rsid="00b5d2d1"/>
    </style:style>
    <style:style style:name="MT13" style:family="text">
      <style:text-properties fo:font-variant="small-caps" officeooo:rsid="00b6801f"/>
    </style:style>
    <style:style style:name="MT14" style:family="text">
      <style:text-properties officeooo:rsid="002925a2"/>
    </style:style>
    <style:style style:name="MT15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Résoudre des problèmes</text:p>
      </style:header>
      <style:footer>
        <text:p text:style-name="MP5"><draw:frame draw:style-name="Mfr1" draw:name="Frame1" text:anchor-type="paragraph" svg:y="-0.06cm" draw:z-index="9"><draw:text-box fo:min-height="0.499cm" fo:min-width="7.096cm"><draw:frame draw:style-name="Mfr2" draw:name="Frame2" text:anchor-type="frame" svg:x="0.45cm" svg:y="0.079cm" svg:width="0.817cm" draw:z-index="11"><draw:text-box fo:min-height="0.355cm"><text:p text:style-name="MP6"><draw:g text:anchor-type="paragraph" draw:z-index="13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8"><text:span text:style-name="MT3">R</text:span>ésoudre des problèmes</text:p></draw:text-box></draw:frame></text:p>
      </style:footer>
      <style:footer-left>
        <text:p text:style-name="MP5"><draw:frame draw:style-name="Mfr1" draw:name="Frame3" text:anchor-type="paragraph" svg:y="-0.06cm" draw:z-index="24"><draw:text-box fo:min-height="0.499cm" fo:min-width="7.096cm"><draw:frame draw:style-name="Mfr2" draw:name="Frame4" text:anchor-type="frame" svg:x="0.45cm" svg:y="0.079cm" svg:width="0.817cm" draw:z-index="25"><draw:text-box fo:min-height="0.355cm"><text:p text:style-name="MP6"><text:page-number text:select-page="current">7</text:page-number></text:p></draw:text-box></draw:frame><text:p text:style-name="MP9"><text:span text:style-name="MT3">R</text:span><text:span text:style-name="MT4">ésoudre des problèmes</text:span></text:p></draw:text-box></draw:frame><draw:g text:anchor-type="paragraph" draw:z-index="14" draw:name="Shape4_5" draw:style-name="Mgr1"><draw:path draw:style-name="Mgr2" draw:text-style-name="MP7" svg:width="0.855cm" svg:height="1.172cm" svg:x="-0.238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9" draw:name="Shape5" draw:style-name="Mgr5"><draw:ellipse draw:style-name="Mgr6" draw:text-style-name="MP21" svg:width="1.715cm" svg:height="1.784cm" svg:x="0cm" svg:y="0.004cm" draw:kind="arc" draw:start-angle="90.48" draw:end-angle="269.56"><text:p/></draw:ellipse><draw:line draw:style-name="Mgr6" draw:text-style-name="MP21" svg:x1="0.847cm" svg:y1="0.002cm" svg:x2="18.167cm" svg:y2="0.002cm"><text:p/></draw:line><draw:line draw:style-name="Mgr6" draw:text-style-name="MP21" svg:x1="0.847cm" svg:y1="1.782cm" svg:x2="18.158cm" svg:y2="1.782cm"><text:p/></draw:line><draw:ellipse draw:style-name="Mgr6" draw:text-style-name="MP21" svg:width="1.719cm" svg:height="1.782cm" svg:x="17.29cm" svg:y="0cm" draw:kind="arc" draw:start-angle="270.5" draw:end-angle="89.48"><text:p/></draw:ellipse><draw:frame draw:style-name="Mgr7" draw:text-style-name="MP22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3">N1 : Priorités, distributivité</text:p>
              </table:table-cell>
              <table:table-cell table:style-name="Tableau5.A1" office:value-type="string">
                <text:p text:style-name="MP23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24">Série 1 : Priorités opératoires</text:p>
            </table:table-cell>
            <table:table-cell table:style-name="Tableau5.A1" office:value-type="string">
              <text:p text:style-name="MP24"/>
            </table:table-cell>
          </table:table-row>
        </table:table>
        <text:p text:style-name="MP10"><text:span text:style-name="corps"><text:span text:style-name="MT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20" draw:name="Shape6" draw:style-name="Mgr5"><draw:ellipse draw:style-name="Mgr6" draw:text-style-name="MP21" svg:width="1.715cm" svg:height="1.784cm" svg:x="0cm" svg:y="0.004cm" draw:kind="arc" draw:start-angle="90.48" draw:end-angle="269.56"><text:p/></draw:ellipse><draw:line draw:style-name="Mgr6" draw:text-style-name="MP21" svg:x1="0.847cm" svg:y1="0.002cm" svg:x2="18.167cm" svg:y2="0.002cm"><text:p/></draw:line><draw:line draw:style-name="Mgr6" draw:text-style-name="MP21" svg:x1="0.847cm" svg:y1="1.782cm" svg:x2="18.158cm" svg:y2="1.782cm"><text:p/></draw:line><draw:ellipse draw:style-name="Mgr6" draw:text-style-name="MP21" svg:width="1.719cm" svg:height="1.782cm" svg:x="17.29cm" svg:y="0cm" draw:kind="arc" draw:start-angle="270.5" draw:end-angle="89.48"><text:p/></draw:ellipse><draw:frame draw:style-name="Mgr7" draw:text-style-name="MP22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3">5N1 : Priorités, distributivité</text:p>
              </table:table-cell>
              <table:table-cell table:style-name="Tableau7.A1" office:value-type="string">
                <text:p text:style-name="MP23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24">Série 1 : Priorités opératoires</text:p>
            </table:table-cell>
            <table:table-cell table:style-name="Tableau7.A1" office:value-type="string">
              <text:p text:style-name="MP24"/>
            </table:table-cell>
          </table:table-row>
        </table:table>
        <text:p text:style-name="MP10"><text:span text:style-name="corps"><text:span text:style-name="MT5"/></text:span></text:p>
      </style:header-left>
      <style:footer>
        <text:p text:style-name="MP11"><text:span text:style-name="MT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2">Série 4 : Constructions (2)</text:p>
      </style:header>
      <style:footer>
        <text:p text:style-name="MP13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2">Série 6 : Démonstrations (2)</text:p>
        <text:list xml:id="list1711108990" text:style-name="_5f_Numérotation_20_des_20_exercices_20_livrets">
          <text:list-item>
            <text:h text:style-name="MP14" text:outline-level="1">Sans justi</text:h>
          </text:list-item>
        </text:list>
      </style:header>
      <style:footer>
        <text:p text:style-name="MP13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7">Calculer</text:span> : <text:span text:style-name="MT7">Additionner et soustraire</text:span></text:p>
      </style:header>
      <style:footer>
        <text:p text:style-name="MP15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6"><text:span text:style-name="MT8">Calculer : additionner et soustraire</text:span><text:span text:style-name="MT9"> </text:span></text:p></draw:text-box></draw:frame><draw:g text:anchor-type="paragraph" draw:z-index="21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5"><draw:g text:anchor-type="paragraph" draw:z-index="22" draw:name="Shape4_0" draw:style-name="Mgr1"><draw:path draw:style-name="Mgr3" draw:text-style-name="MP17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6"><text:span text:style-name="MT8">Calculer</text:span><text:span text:style-name="MT9"> : </text:span><text:span text:style-name="MT8">additionner et soustraire</text:span></text:p></draw:text-box></draw:frame><draw:g text:anchor-type="paragraph" draw:z-index="23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18"><text:span text:style-name="MT10">Géométrie plane</text:span><text:span text:style-name="MT11"> : </text:span><text:span text:style-name="MT12">Parallèles, perpendiculaires,<text:line-break/> </text:span><text:span text:style-name="MT13">distances</text:span></text:p>
      </style:header>
      <style:footer>
        <text:p text:style-name="MP15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8" draw:name="Shape4" draw:style-name="Mgr1"><draw:path draw:style-name="Mgr4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4">espace</text:span> • <text:span text:style-name="MT15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04T12:34:40.671000000</dc:date>
    <meta:editing-duration>P3DT1H3M21S</meta:editing-duration>
    <meta:editing-cycles>432</meta:editing-cycles>
    <meta:generator>LibreOffice/7.1.5.2$Windows_X86_64 LibreOffice_project/85f04e9f809797b8199d13c421bd8a2b025d52b5</meta:generator>
    <meta:document-statistic meta:table-count="2" meta:image-count="0" meta:object-count="0" meta:page-count="3" meta:paragraph-count="129" meta:word-count="1123" meta:character-count="8891" meta:non-whitespace-character-count="7818"/>
  </office:meta>
</office:document-meta>
</file>